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4" text:outline-level="4"><text:bookmark-start text:name="thesis-iv-the-monster-dwells-at-the-gates-of-difference"/>Tesis 4: El monstruo habita en las puertas de la diferencia<text:bookmark-end text:name="thesis-iv-the-monster-dwells-at-the-gates-of-difference"/></text:h>
      <text:p text:style-name="First_20_paragraph">El monstruo es la diferencia hecha carne, que viene a habitar entre nosotros. Como un "otro" dialéctico o un suplemento que rompe las dicotomías, el monstruo encarna lo externo, lo que está más allá: todos esos lugares que, retoricamente, se presentan como lejanos y distintos, pero que en realidad se originan en el interior. Cualquier tipo de alteridad puede ser inscrita (o construida a través) del cuerpo monstruoso, pero en la mayoría de los casos, la diferencia monstruosa tiende a ser cultural, política, racial, económica o sexual. La exageración de la diferencia cultural hasta convertirla en una aberración monstruosa es algo bastante conocido. El ejemplo más famoso está en la Biblia, donde los habitantes originarios de Canaán son descritos como gigantes amenazantes para justificar la colonización hebrea de la Tierra Prometida (Números 13). Representar a una cultura anterior como monstruosa legitima su desplazamiento o exterminio al convertir esa acción en heroica. En la Francia medieval, las chansons de geste celebraban las cruzadas transformando a los musulmanes en caricaturas demoníacas cuya amenazante falta de humanidad era evidente a través de sus características bestiales. Al clasificar culturalmente a los “sarracenos” como “monstruos”, los propagandistas hacían retóricamente admisible la anexión de Oriente por parte de Occidente. Este proyecto de representación formaba parte de un amplio repertorio de significados estratégicos en los que monstra se asociaba también con lo femenino o lo hipermasculino. Un reciente artículo periodístico sobre Yugoslavia recuerda lo persistentes que pueden ser estas mitologías divisorias, incluso cuando se encuentran completamente desvinculadas de la realidad histórica:</text:p>
      <text:p text:style-name="P1">Un miliciano serbobosnio, que viajaba hacia Sarajevo, le dice a un periodista con total seriedad que los musulmanes están alimentando a los animales del zoológico con niños serbios. La historia es absurda. No quedan animales vivos en el zoológico de Sarajevo. Sin embargo, el miliciano lo cree firmemente, y es capaz de enumerar todos los errores que los musulmanes pudieron —o no— haber cometido durante sus quinientos años de dominio.<text:note text:id="ftn0" text:note-class="footnote"><text:note-citation>1</text:note-citation><text:note-body><text:p text:style-name="Footnote">H. D. S. Greenway, “Adversaries Create Devils of Each Other,” <text:span text:style-name="T1">Boston Globe,</text:span> December 15, 1992, 1.</text:p></text:note-body></text:note></text:p>
      <text:p text:style-name="First_20_paragraph">En Estados Unidos, los nativos americanos fueron presentados como salvajes irredimibles para justificar el avance del poderoso mecanismo político del Destino Manifiesto hacia el oeste.  Dispersos por toda Europa debido a la Diáspora y negándose firmemente a la asimilación en la sociedad cristiana, los judíos han sido un blanco recurrente para la tergiversación xenófoba: una cultura ajena que vivía, trabajaba e incluso a veces prosperaba dentro de vastas comunidades dedicadas a volverse homogéneas y monolíticas.  En la Edad Media, se acusaba a los judíos de crímenes que iban desde provocar la peste hasta usar sangre de niños cristianos para preparar sus comidas de Pascua.  La Alemania nazi simplemente llevó estas antiguas tradiciones de odio a su conclusión, inventando una Solución Final que solo se diferenciaba de las persecuciones anteriores por su eficiencia tecnológica. La diferencia política o ideológica también puede generar representaciones monstruosas a menor escala, igual que la alteridad cultural en un nivel más amplio.  Una figura política que cae en desgracia es transformada, como un sujeto involuntario de un experimento científico, por los historiadores del nuevo régimen: la “historia monstruosa” está llena de metamorfosis súbitas, al estilo de Ovidio, desde Vlad Tepes hasta Ronald Reagan.  El más ilustre de estos demonios generados por la propaganda es el rey inglés Ricardo III, a quien Thomas More describió de manera célebre como “de pequeña estatura, de miembros mal formados, con la espalda encorvada, el hombro izquierdo mucho más alto que el derecho, de rostro de facciones duras.   … vino al mundo con los pies por delante, … y también sin dientes”. </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